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1984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0.7555in"/>
    </style:style>
    <style:style style:name="co16" style:family="table-column">
      <style:table-column-properties fo:break-before="auto" style:column-width="1.1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3" table:number-columns-repeated="2" table:default-cell-style-name="ce1"/>
        <table:table-column table:style-name="co13" table:default-cell-style-name="ce1"/>
        <table:table-column table:style-name="co3" table:number-columns-repeated="1002" table:default-cell-style-name="ce1"/>
        <table:table-row table:style-name="ro2">
          <table:table-cell/>
          <table:table-cell office:value-type="string">
            <text:p>% pop claim</text:p>
          </table:table-cell>
          <table:table-cell office:value-type="string">
            <text:p>real pop</text:p>
          </table:table-cell>
          <table:table-cell/>
          <table:table-cell office:value-type="string">
            <text:p>% world claim</text:p>
          </table:table-cell>
          <table:table-cell office:value-type="string">
            <text:p>sq mile wc</text:p>
          </table:table-cell>
          <table:table-cell office:value-type="string">
            <text:p>max pop</text:p>
          </table:table-cell>
          <table:table-cell office:value-type="string">
            <text:p>% claim used</text:p>
          </table:table-cell>
          <table:table-cell office:value-type="string">
            <text:p>x</text:p>
          </table:table-cell>
          <table:table-cell office:value-type="string">
            <text:p>sq mile populated</text:p>
          </table:table-cell>
          <table:table-cell office:value-type="string">
            <text:p>pop per sq mile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Prosper</text:p>
          </table:table-cell>
          <table:table-cell office:value-type="float" office:value="0.16">
            <text:p>0.16</text:p>
          </table:table-cell>
          <table:table-cell table:formula="of:=[.B2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2]*[.$B$19]" office:value-type="float" office:value="3686.4">
            <text:p>3,686.40</text:p>
          </table:table-cell>
          <table:table-cell table:formula="of:=180*[.F2]" office:value-type="float" office:value="663552">
            <text:p>663,552.00</text:p>
          </table:table-cell>
          <table:table-cell table:formula="of:=[.C2]/[.G2]" office:value-type="float" office:value="0.309866666666667">
            <text:p>0.31</text:p>
          </table:table-cell>
          <table:table-cell/>
          <table:table-cell table:formula="of:=[.H2]*[.F2]" office:value-type="float" office:value="1142.29248">
            <text:p>1,142.29</text:p>
          </table:table-cell>
          <table:table-cell table:formula="of:=[.C2]/[.F2]" office:value-type="float" office:value="55.776">
            <text:p>55.7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Flame</text:p>
          </table:table-cell>
          <table:table-cell office:value-type="float" office:value="0.11">
            <text:p>0.11</text:p>
          </table:table-cell>
          <table:table-cell table:formula="of:=[.B3]*[.$B$18]" office:value-type="float" office:value="141358.6944">
            <text:p>141,358.69</text:p>
          </table:table-cell>
          <table:table-cell/>
          <table:table-cell office:value-type="float" office:value="0.2">
            <text:p>0.20</text:p>
          </table:table-cell>
          <table:table-cell table:formula="of:=[.E3]*[.$B$19]" office:value-type="float" office:value="7372.8">
            <text:p>7,372.80</text:p>
          </table:table-cell>
          <table:table-cell table:formula="of:=180*[.F3]" office:value-type="float" office:value="1327104">
            <text:p>1,327,104.00</text:p>
          </table:table-cell>
          <table:table-cell table:formula="of:=[.C3]/[.G3]" office:value-type="float" office:value="0.106516666666667">
            <text:p>0.11</text:p>
          </table:table-cell>
          <table:table-cell/>
          <table:table-cell table:formula="of:=[.H3]*[.F3]" office:value-type="float" office:value="785.32608">
            <text:p>785.33</text:p>
          </table:table-cell>
          <table:table-cell table:formula="of:=[.C3]/[.F3]" office:value-type="float" office:value="19.173">
            <text:p>19.1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law</text:p>
          </table:table-cell>
          <table:table-cell office:value-type="float" office:value="0.16">
            <text:p>0.16</text:p>
          </table:table-cell>
          <table:table-cell table:formula="of:=[.B4]*[.$B$18]" office:value-type="float" office:value="205612.6464">
            <text:p>205,612.65</text:p>
          </table:table-cell>
          <table:table-cell/>
          <table:table-cell office:value-type="float" office:value="0.1">
            <text:p>0.10</text:p>
          </table:table-cell>
          <table:table-cell table:formula="of:=[.E4]*[.$B$19]" office:value-type="float" office:value="3686.4">
            <text:p>3,686.40</text:p>
          </table:table-cell>
          <table:table-cell table:formula="of:=180*[.F4]" office:value-type="float" office:value="663552">
            <text:p>663,552.00</text:p>
          </table:table-cell>
          <table:table-cell table:formula="of:=[.C4]/[.G4]" office:value-type="float" office:value="0.309866666666667">
            <text:p>0.31</text:p>
          </table:table-cell>
          <table:table-cell/>
          <table:table-cell table:formula="of:=[.H4]*[.F4]" office:value-type="float" office:value="1142.29248">
            <text:p>1,142.29</text:p>
          </table:table-cell>
          <table:table-cell table:formula="of:=[.C4]/[.F4]" office:value-type="float" office:value="55.776">
            <text:p>55.78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ombine</text:p>
          </table:table-cell>
          <table:table-cell office:value-type="float" office:value="0.18">
            <text:p>0.18</text:p>
          </table:table-cell>
          <table:table-cell table:formula="of:=[.B5]*[.$B$18]" office:value-type="float" office:value="231314.2272">
            <text:p>231,314.23</text:p>
          </table:table-cell>
          <table:table-cell/>
          <table:table-cell office:value-type="float" office:value="0.2">
            <text:p>0.20</text:p>
          </table:table-cell>
          <table:table-cell table:formula="of:=[.E5]*[.$B$19]" office:value-type="float" office:value="7372.8">
            <text:p>7,372.80</text:p>
          </table:table-cell>
          <table:table-cell table:formula="of:=180*[.F5]" office:value-type="float" office:value="1327104">
            <text:p>1,327,104.00</text:p>
          </table:table-cell>
          <table:table-cell table:formula="of:=[.C5]/[.G5]" office:value-type="float" office:value="0.1743">
            <text:p>0.17</text:p>
          </table:table-cell>
          <table:table-cell/>
          <table:table-cell table:formula="of:=[.H5]*[.F5]" office:value-type="float" office:value="1285.07904">
            <text:p>1,285.08</text:p>
          </table:table-cell>
          <table:table-cell table:formula="of:=[.C5]/[.F5]" office:value-type="float" office:value="31.374">
            <text:p>31.37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ity</text:p>
          </table:table-cell>
          <table:table-cell office:value-type="float" office:value="0.2">
            <text:p>0.20</text:p>
          </table:table-cell>
          <table:table-cell table:formula="of:=[.B6]*[.$B$18]" office:value-type="float" office:value="257015.808">
            <text:p>257,015.81</text:p>
          </table:table-cell>
          <table:table-cell/>
          <table:table-cell office:value-type="float" office:value="0.05">
            <text:p>0.05</text:p>
          </table:table-cell>
          <table:table-cell table:formula="of:=[.E6]*[.$B$19]" office:value-type="float" office:value="1843.2">
            <text:p>1,843.20</text:p>
          </table:table-cell>
          <table:table-cell table:formula="of:=180*[.F6]" office:value-type="float" office:value="331776">
            <text:p>331,776.00</text:p>
          </table:table-cell>
          <table:table-cell table:formula="of:=[.C6]/[.G6]" office:value-type="float" office:value="0.774666666666667">
            <text:p>0.77</text:p>
          </table:table-cell>
          <table:table-cell/>
          <table:table-cell table:formula="of:=[.H6]*[.F6]" office:value-type="float" office:value="1427.8656">
            <text:p>1,427.87</text:p>
          </table:table-cell>
          <table:table-cell table:formula="of:=[.C6]/[.F6]" office:value-type="float" office:value="139.44">
            <text:p>139.4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Actstow</text:p>
          </table:table-cell>
          <table:table-cell office:value-type="float" office:value="0.02">
            <text:p>0.02</text:p>
          </table:table-cell>
          <table:table-cell table:formula="of:=[.B7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7]*[.$B$19]" office:value-type="float" office:value="1105.92">
            <text:p>1,105.92</text:p>
          </table:table-cell>
          <table:table-cell table:formula="of:=180*[.F7]" office:value-type="float" office:value="199065.6">
            <text:p>199,065.60</text:p>
          </table:table-cell>
          <table:table-cell table:formula="of:=[.C7]/[.G7]" office:value-type="float" office:value="0.129111111111111">
            <text:p>0.13</text:p>
          </table:table-cell>
          <table:table-cell/>
          <table:table-cell table:formula="of:=[.H7]*[.F7]" office:value-type="float" office:value="142.78656">
            <text:p>142.79</text:p>
          </table:table-cell>
          <table:table-cell table:formula="of:=[.C7]/[.F7]" office:value-type="float" office:value="23.24">
            <text:p>23.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Minyo</text:p>
          </table:table-cell>
          <table:table-cell office:value-type="float" office:value="0.02">
            <text:p>0.02</text:p>
          </table:table-cell>
          <table:table-cell table:formula="of:=[.B8]*[.$B$18]" office:value-type="float" office:value="25701.5808">
            <text:p>25,701.58</text:p>
          </table:table-cell>
          <table:table-cell/>
          <table:table-cell office:value-type="float" office:value="0.03">
            <text:p>0.03</text:p>
          </table:table-cell>
          <table:table-cell table:formula="of:=[.E8]*[.$B$19]" office:value-type="float" office:value="1105.92">
            <text:p>1,105.92</text:p>
          </table:table-cell>
          <table:table-cell table:formula="of:=180*[.F8]" office:value-type="float" office:value="199065.6">
            <text:p>199,065.60</text:p>
          </table:table-cell>
          <table:table-cell table:formula="of:=[.C8]/[.G8]" office:value-type="float" office:value="0.129111111111111">
            <text:p>0.13</text:p>
          </table:table-cell>
          <table:table-cell/>
          <table:table-cell table:formula="of:=[.H8]*[.F8]" office:value-type="float" office:value="142.78656">
            <text:p>142.79</text:p>
          </table:table-cell>
          <table:table-cell table:formula="of:=[.C8]/[.F8]" office:value-type="float" office:value="23.24">
            <text:p>23.24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Hall</text:p>
          </table:table-cell>
          <table:table-cell office:value-type="float" office:value="0.06">
            <text:p>0.06</text:p>
          </table:table-cell>
          <table:table-cell table:formula="of:=[.B9]*[.$B$18]" office:value-type="float" office:value="77104.7424">
            <text:p>77,104.74</text:p>
          </table:table-cell>
          <table:table-cell/>
          <table:table-cell office:value-type="float" office:value="0.1">
            <text:p>0.10</text:p>
          </table:table-cell>
          <table:table-cell table:formula="of:=[.E9]*[.$B$19]" office:value-type="float" office:value="3686.4">
            <text:p>3,686.40</text:p>
          </table:table-cell>
          <table:table-cell table:formula="of:=180*[.F9]" office:value-type="float" office:value="663552">
            <text:p>663,552.00</text:p>
          </table:table-cell>
          <table:table-cell table:formula="of:=[.C9]/[.G9]" office:value-type="float" office:value="0.1162">
            <text:p>0.12</text:p>
          </table:table-cell>
          <table:table-cell/>
          <table:table-cell table:formula="of:=[.H9]*[.F9]" office:value-type="float" office:value="428.35968">
            <text:p>428.36</text:p>
          </table:table-cell>
          <table:table-cell table:formula="of:=[.C9]/[.F9]" office:value-type="float" office:value="20.916">
            <text:p>20.92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Blood</text:p>
          </table:table-cell>
          <table:table-cell office:value-type="float" office:value="0.07">
            <text:p>0.07</text:p>
          </table:table-cell>
          <table:table-cell table:formula="of:=[.B10]*[.$B$18]" office:value-type="float" office:value="89955.5328">
            <text:p>89,955.53</text:p>
          </table:table-cell>
          <table:table-cell/>
          <table:table-cell office:value-type="float" office:value="0.1">
            <text:p>0.10</text:p>
          </table:table-cell>
          <table:table-cell table:formula="of:=[.E10]*[.$B$19]" office:value-type="float" office:value="3686.4">
            <text:p>3,686.40</text:p>
          </table:table-cell>
          <table:table-cell table:formula="of:=180*[.F10]" office:value-type="float" office:value="663552">
            <text:p>663,552.00</text:p>
          </table:table-cell>
          <table:table-cell table:formula="of:=[.C10]/[.G10]" office:value-type="float" office:value="0.135566666666667">
            <text:p>0.14</text:p>
          </table:table-cell>
          <table:table-cell/>
          <table:table-cell table:formula="of:=[.H10]*[.F10]" office:value-type="float" office:value="499.75296">
            <text:p>499.75</text:p>
          </table:table-cell>
          <table:table-cell table:formula="of:=[.C10]/[.F10]" office:value-type="float" office:value="24.402">
            <text:p>24.40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Outland</text:p>
          </table:table-cell>
          <table:table-cell office:value-type="float" office:value="0.02">
            <text:p>0.02</text:p>
          </table:table-cell>
          <table:table-cell table:formula="of:=[.B11]*[.$B$18]" office:value-type="float" office:value="25701.5808">
            <text:p>25,701.58</text:p>
          </table:table-cell>
          <table:table-cell/>
          <table:table-cell office:value-type="float" office:value="0.09">
            <text:p>0.09</text:p>
          </table:table-cell>
          <table:table-cell table:formula="of:=[.E11]*[.$B$19]" office:value-type="float" office:value="3317.76">
            <text:p>3,317.76</text:p>
          </table:table-cell>
          <table:table-cell table:formula="of:=180*[.F11]" office:value-type="float" office:value="597196.8">
            <text:p>597,196.80</text:p>
          </table:table-cell>
          <table:table-cell table:formula="of:=[.C11]/[.G11]" office:value-type="float" office:value="0.043037037037037">
            <text:p>0.04</text:p>
          </table:table-cell>
          <table:table-cell/>
          <table:table-cell table:formula="of:=[.H11]*[.F11]" office:value-type="float" office:value="142.78656">
            <text:p>142.79</text:p>
          </table:table-cell>
          <table:table-cell table:formula="of:=[.C11]/[.F11]" office:value-type="float" office:value="7.74666666666667">
            <text:p>7.75</text:p>
          </table:table-cell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formula="of:=SUM([.B2:.B11])" office:value-type="float" office:value="1">
            <text:p>1.00</text:p>
          </table:table-cell>
          <table:table-cell table:formula="of:=SUM([.C2:.C11])" office:value-type="float" office:value="1285079.04">
            <text:p>1,285,079.04</text:p>
          </table:table-cell>
          <table:table-cell/>
          <table:table-cell table:formula="of:=SUM([.E2:.E11])" office:value-type="float" office:value="1">
            <text:p>1.00</text:p>
          </table:table-cell>
          <table:table-cell table:formula="of:=SUM([.F2:.F11])" office:value-type="float" office:value="36864">
            <text:p>36,864.00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>
            <text:p>pop verify:</text:p>
          </table:table-cell>
          <table:table-cell table:style-name="ce3" table:formula="of:=[.C13]/[.B18]" office:value-type="float" office:value="1">
            <text:p>1.00</text:p>
          </table:table-cell>
          <table:table-cell table:style-name="ce3"/>
          <table:table-cell office:value-type="string">
            <text:p>area verify:</text:p>
          </table:table-cell>
          <table:table-cell table:style-name="ce3" table:formula="of:=[.F13]/[.B19]" office:value-type="float" office:value="1">
            <text:p>1.00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office:value-type="string">
            <text:p>largest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office:value-type="string">
            <text:p>fourth</text:p>
          </table:table-cell>
          <table:table-cell office:value-type="string">
            <text:p>fifth</text:p>
          </table:table-cell>
          <table:table-cell office:value-type="string">
            <text:p>sixth</text:p>
          </table:table-cell>
          <table:table-cell table:style-name="Default"/>
          <table:table-cell office:value-type="string">
            <text:p>“cities”</text:p>
          </table:table-cell>
          <table:table-cell office:value-type="string">
            <text:p>“villages”</text:p>
          </table:table-cell>
          <table:table-cell/>
          <table:table-cell office:value-type="string">
            <text:p>“thorps”</text:p>
          </table:table-cell>
          <table:table-cell office:value-type="string">
            <text:p>“urban” pop</text:p>
          </table:table-cell>
          <table:table-cell office:value-type="string">
            <text:p>“rural” pop</text:p>
          </table:table-cell>
          <table:table-cell office:value-type="string">
            <text:p>ratio urb:rur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2" office:value-type="string">
            <text:p>Prosper</text:p>
          </table:table-cell>
          <table:table-cell table:formula="of:=[.C2]*0.2" office:value-type="float" office:value="41122.52928">
            <text:p>41,122.53</text:p>
          </table:table-cell>
          <table:table-cell table:formula="of:=[.E17]*0.72" office:value-type="float" office:value="29608.2210816">
            <text:p>29,608.22</text:p>
          </table:table-cell>
          <table:table-cell table:formula="of:=[.F17]*0.72" office:value-type="float" office:value="21317.919178752">
            <text:p>21,317.92</text:p>
          </table:table-cell>
          <table:table-cell table:formula="of:=[.G17]*0.72" office:value-type="float" office:value="15348.9018087014">
            <text:p>15,348.90</text:p>
          </table:table-cell>
          <table:table-cell table:formula="of:=[.H17]*0.72" office:value-type="float" office:value="11051.209302265">
            <text:p>11,051.21</text:p>
          </table:table-cell>
          <table:table-cell table:formula="of:=[.I17]*0.72" office:value-type="float" office:value="7956.87069763082">
            <text:p>7,956.87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17]*6" office:value-type="float" office:value="36">
            <text:p>36.00</text:p>
          </table:table-cell>
          <table:table-cell office:value-type="string">
            <text:p>x</text:p>
          </table:table-cell>
          <table:table-cell table:formula="of:=[.Q17]/80" office:value-type="float" office:value="990.087438138134">
            <text:p>990.09</text:p>
          </table:table-cell>
          <table:table-cell table:formula="of:=SUM([.E17:.J17])" office:value-type="float" office:value="126405.651348949">
            <text:p>126,405.65</text:p>
          </table:table-cell>
          <table:table-cell table:formula="of:=[.C2]-[.P17]" office:value-type="float" office:value="79206.9950510507">
            <text:p>79,207.00</text:p>
          </table:table-cell>
          <table:table-cell table:formula="of:=[.P17]/[.Q17]" office:value-type="float" office:value="1.59589000021372">
            <text:p>1.60</text:p>
          </table:table-cell>
          <table:table-cell table:number-columns-repeated="1005"/>
        </table:table-row>
        <table:table-row table:style-name="ro2">
          <table:table-cell office:value-type="string">
            <text:p>population</text:p>
          </table:table-cell>
          <table:table-cell table:formula="of:=[.B19]*34.86" office:value-type="float" office:value="1285079.04">
            <text:p>1,285,079.04</text:p>
          </table:table-cell>
          <table:table-cell office:value-type="string">
            <text:p>pop</text:p>
          </table:table-cell>
          <table:table-cell table:style-name="ce2" office:value-type="string">
            <text:p>Flame</text:p>
          </table:table-cell>
          <table:table-cell table:formula="of:=[.C3]*0.2" office:value-type="float" office:value="28271.73888">
            <text:p>28,271.74</text:p>
          </table:table-cell>
          <table:table-cell table:formula="of:=[.E18]*0.72" office:value-type="float" office:value="20355.6519936">
            <text:p>20,355.65</text:p>
          </table:table-cell>
          <table:table-cell table:formula="of:=[.F18]*0.72" office:value-type="float" office:value="14656.069435392">
            <text:p>14,656.07</text:p>
          </table:table-cell>
          <table:table-cell table:formula="of:=[.G18]*0.72" office:value-type="float" office:value="10552.3699934822">
            <text:p>10,552.37</text:p>
          </table:table-cell>
          <table:table-cell table:formula="of:=[.H18]*0.72" office:value-type="float" office:value="7597.70639530721">
            <text:p>7,597.71</text:p>
          </table:table-cell>
          <table:table-cell table:formula="of:=[.I18]*0.72" office:value-type="float" office:value="5470.34860462119">
            <text:p>5,470.35</text:p>
          </table:table-cell>
          <table:table-cell table:style-name="Default"/>
          <table:table-cell office:value-type="float" office:value="5">
            <text:p>5.00</text:p>
          </table:table-cell>
          <table:table-cell table:formula="of:=[.L18]*6" office:value-type="float" office:value="30">
            <text:p>30.00</text:p>
          </table:table-cell>
          <table:table-cell/>
          <table:table-cell table:formula="of:=[.Q18]/80" office:value-type="float" office:value="680.685113719967">
            <text:p>680.69</text:p>
          </table:table-cell>
          <table:table-cell table:formula="of:=SUM([.E18:.J18])" office:value-type="float" office:value="86903.8853024027">
            <text:p>86,903.89</text:p>
          </table:table-cell>
          <table:table-cell table:formula="of:=[.C3]-[.P18]" office:value-type="float" office:value="54454.8090975974">
            <text:p>54,454.81</text:p>
          </table:table-cell>
          <table:table-cell table:formula="of:=[.P18]/[.Q18]" office:value-type="float" office:value="1.59589000021372">
            <text:p>1.60</text:p>
          </table:table-cell>
          <table:table-cell table:number-columns-repeated="1005"/>
        </table:table-row>
        <table:table-row table:style-name="ro2">
          <table:table-cell office:value-type="string">
            <text:p>area</text:p>
          </table:table-cell>
          <table:table-cell office:value-type="float" office:value="36864">
            <text:p>36,864.00</text:p>
          </table:table-cell>
          <table:table-cell office:value-type="string">
            <text:p>sq mile</text:p>
          </table:table-cell>
          <table:table-cell table:style-name="ce2" office:value-type="string">
            <text:p>Claw</text:p>
          </table:table-cell>
          <table:table-cell table:formula="of:=[.C4]*0.4" office:value-type="float" office:value="82245.05856">
            <text:p>82,245.06</text:p>
          </table:table-cell>
          <table:table-cell table:formula="of:=[.E19]*0.72" office:value-type="float" office:value="59216.4421632">
            <text:p>59,216.44</text:p>
          </table:table-cell>
          <table:table-cell table:number-columns-repeated="4"/>
          <table:table-cell table:style-name="Default"/>
          <table:table-cell office:value-type="float" office:value="2">
            <text:p>2.00</text:p>
          </table:table-cell>
          <table:table-cell table:formula="of:=[.L19]*6" office:value-type="float" office:value="12">
            <text:p>12.00</text:p>
          </table:table-cell>
          <table:table-cell/>
          <table:table-cell table:formula="of:=[.Q19]/80" office:value-type="float" office:value="801.88932096">
            <text:p>801.89</text:p>
          </table:table-cell>
          <table:table-cell table:formula="of:=SUM([.E19:.J19])" office:value-type="float" office:value="141461.5007232">
            <text:p>141,461.50</text:p>
          </table:table-cell>
          <table:table-cell table:formula="of:=[.C4]-[.P19]" office:value-type="float" office:value="64151.1456768">
            <text:p>64,151.15</text:p>
          </table:table-cell>
          <table:table-cell table:formula="of:=[.P19]/[.Q19]" office:value-type="float" office:value="2.20512820512821">
            <text:p>2.21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2" office:value-type="string">
            <text:p>Combine</text:p>
          </table:table-cell>
          <table:table-cell table:formula="of:=[.C5]*0.2" office:value-type="float" office:value="46262.84544">
            <text:p>46,262.85</text:p>
          </table:table-cell>
          <table:table-cell table:formula="of:=[.E20]*0.72" office:value-type="float" office:value="33309.2487168">
            <text:p>33,309.25</text:p>
          </table:table-cell>
          <table:table-cell table:formula="of:=[.F20]*0.72" office:value-type="float" office:value="23982.659076096">
            <text:p>23,982.66</text:p>
          </table:table-cell>
          <table:table-cell table:formula="of:=[.G20]*0.72" office:value-type="float" office:value="17267.5145347891">
            <text:p>17,267.51</text:p>
          </table:table-cell>
          <table:table-cell table:formula="of:=[.H20]*0.72" office:value-type="float" office:value="12432.6104650482">
            <text:p>12,432.61</text:p>
          </table:table-cell>
          <table:table-cell table:formula="of:=[.I20]*0.72" office:value-type="float" office:value="8951.47953483468">
            <text:p>8,951.48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0]*6" office:value-type="float" office:value="36">
            <text:p>36.00</text:p>
          </table:table-cell>
          <table:table-cell/>
          <table:table-cell table:formula="of:=[.Q20]/80" office:value-type="float" office:value="1113.8483679054">
            <text:p>1,113.85</text:p>
          </table:table-cell>
          <table:table-cell table:formula="of:=SUM([.E20:.J20])" office:value-type="float" office:value="142206.357767568">
            <text:p>142,206.36</text:p>
          </table:table-cell>
          <table:table-cell table:formula="of:=[.C5]-[.P20]" office:value-type="float" office:value="89107.869432432">
            <text:p>89,107.87</text:p>
          </table:table-cell>
          <table:table-cell table:formula="of:=[.P20]/[.Q20]" office:value-type="float" office:value="1.59589000021372">
            <text:p>1.60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2" office:value-type="string">
            <text:p>City</text:p>
          </table:table-cell>
          <table:table-cell table:formula="of:=[.C6]*0.9" office:value-type="float" office:value="231314.2272">
            <text:p>231,314.23</text:p>
          </table:table-cell>
          <table:table-cell table:number-columns-repeated="5"/>
          <table:table-cell table:style-name="Default"/>
          <table:table-cell office:value-type="float" office:value="1">
            <text:p>1.00</text:p>
          </table:table-cell>
          <table:table-cell table:formula="of:=[.L21]*0" office:value-type="float" office:value="0">
            <text:p>0.00</text:p>
          </table:table-cell>
          <table:table-cell office:value-type="string">
            <text:p>x</text:p>
          </table:table-cell>
          <table:table-cell table:formula="of:=[.Q21]/80" office:value-type="float" office:value="321.26976">
            <text:p>321.27</text:p>
          </table:table-cell>
          <table:table-cell table:formula="of:=SUM([.E21:.J21])" office:value-type="float" office:value="231314.2272">
            <text:p>231,314.23</text:p>
          </table:table-cell>
          <table:table-cell table:formula="of:=[.C6]-[.P21]" office:value-type="float" office:value="25701.5808">
            <text:p>25,701.58</text:p>
          </table:table-cell>
          <table:table-cell table:formula="of:=[.P21]/[.Q21]" office:value-type="float" office:value="9">
            <text:p>9.00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2" office:value-type="string">
            <text:p>Actstow</text:p>
          </table:table-cell>
          <table:table-cell table:formula="of:=[.C7]*0.2" office:value-type="float" office:value="5140.31616">
            <text:p>5,140.32</text:p>
          </table:table-cell>
          <table:table-cell table:formula="of:=[.E22]*0.72" office:value-type="float" office:value="3701.0276352">
            <text:p>3,701.03</text:p>
          </table:table-cell>
          <table:table-cell table:formula="of:=[.F22]*0.72" office:value-type="float" office:value="2664.739897344">
            <text:p>2,664.74</text:p>
          </table:table-cell>
          <table:table-cell table:formula="of:=[.G22]*0.72" office:value-type="float" office:value="1918.61272608768">
            <text:p>1,918.61</text:p>
          </table:table-cell>
          <table:table-cell table:formula="of:=[.H22]*0.72" office:value-type="float" office:value="1381.40116278313">
            <text:p>1,381.40</text:p>
          </table:table-cell>
          <table:table-cell table:formula="of:=[.I22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2]*3" office:value-type="float" office:value="18">
            <text:p>18.00</text:p>
          </table:table-cell>
          <table:table-cell office:value-type="string">
            <text:p>x</text:p>
          </table:table-cell>
          <table:table-cell table:formula="of:=[.Q22]/80" office:value-type="float" office:value="123.760929767267">
            <text:p>123.76</text:p>
          </table:table-cell>
          <table:table-cell table:formula="of:=SUM([.E22:.J22])" office:value-type="float" office:value="15800.7064186187">
            <text:p>15,800.71</text:p>
          </table:table-cell>
          <table:table-cell table:formula="of:=[.C7]-[.P22]" office:value-type="float" office:value="9900.87438138134">
            <text:p>9,900.87</text:p>
          </table:table-cell>
          <table:table-cell table:formula="of:=[.P22]/[.Q22]" office:value-type="float" office:value="1.59589000021372">
            <text:p>1.60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2" office:value-type="string">
            <text:p>Minyo</text:p>
          </table:table-cell>
          <table:table-cell table:formula="of:=[.C8]*0.2" office:value-type="float" office:value="5140.31616">
            <text:p>5,140.32</text:p>
          </table:table-cell>
          <table:table-cell table:formula="of:=[.E23]*0.72" office:value-type="float" office:value="3701.0276352">
            <text:p>3,701.03</text:p>
          </table:table-cell>
          <table:table-cell table:formula="of:=[.F23]*0.72" office:value-type="float" office:value="2664.739897344">
            <text:p>2,664.74</text:p>
          </table:table-cell>
          <table:table-cell table:formula="of:=[.G23]*0.72" office:value-type="float" office:value="1918.61272608768">
            <text:p>1,918.61</text:p>
          </table:table-cell>
          <table:table-cell table:formula="of:=[.H23]*0.72" office:value-type="float" office:value="1381.40116278313">
            <text:p>1,381.40</text:p>
          </table:table-cell>
          <table:table-cell table:formula="of:=[.I23]*0.72" office:value-type="float" office:value="994.608837203853">
            <text:p>994.61</text:p>
          </table:table-cell>
          <table:table-cell table:style-name="Default"/>
          <table:table-cell office:value-type="float" office:value="6">
            <text:p>6.00</text:p>
          </table:table-cell>
          <table:table-cell table:formula="of:=[.L23]*3" office:value-type="float" office:value="18">
            <text:p>18.00</text:p>
          </table:table-cell>
          <table:table-cell office:value-type="string">
            <text:p>x</text:p>
          </table:table-cell>
          <table:table-cell table:formula="of:=[.Q23]/80" office:value-type="float" office:value="123.760929767267">
            <text:p>123.76</text:p>
          </table:table-cell>
          <table:table-cell table:formula="of:=SUM([.E23:.J23])" office:value-type="float" office:value="15800.7064186187">
            <text:p>15,800.71</text:p>
          </table:table-cell>
          <table:table-cell table:formula="of:=[.C8]-[.P23]" office:value-type="float" office:value="9900.87438138134">
            <text:p>9,900.87</text:p>
          </table:table-cell>
          <table:table-cell table:formula="of:=[.P23]/[.Q23]" office:value-type="float" office:value="1.59589000021372">
            <text:p>1.60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2" office:value-type="string">
            <text:p>Hall</text:p>
          </table:table-cell>
          <table:table-cell table:formula="of:=[.C9]*0.2" office:value-type="float" office:value="15420.94848">
            <text:p>15,420.95</text:p>
          </table:table-cell>
          <table:table-cell table:formula="of:=[.E24]*0.72" office:value-type="float" office:value="11103.0829056">
            <text:p>11,103.08</text:p>
          </table:table-cell>
          <table:table-cell table:formula="of:=[.F24]*0.72" office:value-type="float" office:value="7994.219692032">
            <text:p>7,994.22</text:p>
          </table:table-cell>
          <table:table-cell table:formula="of:=[.G24]*0.72" office:value-type="float" office:value="5755.83817826304">
            <text:p>5,755.84</text:p>
          </table:table-cell>
          <table:table-cell table:formula="of:=[.H24]*0.72" office:value-type="float" office:value="4144.20348834939">
            <text:p>4,144.20</text:p>
          </table:table-cell>
          <table:table-cell table:formula="of:=[.I24]*0.72" office:value-type="float" office:value="2983.82651161156">
            <text:p>2,983.8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4]*3" office:value-type="float" office:value="9">
            <text:p>9.00</text:p>
          </table:table-cell>
          <table:table-cell/>
          <table:table-cell table:formula="of:=[.Q24]/80" office:value-type="float" office:value="371.2827893018">
            <text:p>371.28</text:p>
          </table:table-cell>
          <table:table-cell table:formula="of:=SUM([.E24:.J24])" office:value-type="float" office:value="47402.119255856">
            <text:p>47,402.12</text:p>
          </table:table-cell>
          <table:table-cell table:formula="of:=[.C9]-[.P24]" office:value-type="float" office:value="29702.623144144">
            <text:p>29,702.62</text:p>
          </table:table-cell>
          <table:table-cell table:formula="of:=[.P24]/[.Q24]" office:value-type="float" office:value="1.59589000021372">
            <text:p>1.60</text:p>
          </table:table-cell>
          <table:table-cell table:number-columns-repeated="1005"/>
        </table:table-row>
        <table:table-row table:style-name="ro2">
          <table:table-cell table:number-columns-repeated="3"/>
          <table:table-cell table:style-name="ce2" office:value-type="string">
            <text:p>Blood</text:p>
          </table:table-cell>
          <table:table-cell table:formula="of:=[.C10]*0.2" office:value-type="float" office:value="17991.10656">
            <text:p>17,991.11</text:p>
          </table:table-cell>
          <table:table-cell table:formula="of:=[.E25]*0.72" office:value-type="float" office:value="12953.5967232">
            <text:p>12,953.60</text:p>
          </table:table-cell>
          <table:table-cell table:formula="of:=[.F25]*0.72" office:value-type="float" office:value="9326.589640704">
            <text:p>9,326.59</text:p>
          </table:table-cell>
          <table:table-cell table:formula="of:=[.G25]*0.72" office:value-type="float" office:value="6715.14454130688">
            <text:p>6,715.14</text:p>
          </table:table-cell>
          <table:table-cell table:formula="of:=[.H25]*0.72" office:value-type="float" office:value="4834.90406974095">
            <text:p>4,834.90</text:p>
          </table:table-cell>
          <table:table-cell table:formula="of:=[.I25]*0.72" office:value-type="float" office:value="3481.13093021349">
            <text:p>3,481.13</text:p>
          </table:table-cell>
          <table:table-cell table:style-name="Default"/>
          <table:table-cell office:value-type="float" office:value="3">
            <text:p>3.00</text:p>
          </table:table-cell>
          <table:table-cell table:formula="of:=[.L25]*3" office:value-type="float" office:value="9">
            <text:p>9.00</text:p>
          </table:table-cell>
          <table:table-cell office:value-type="string">
            <text:p>x</text:p>
          </table:table-cell>
          <table:table-cell table:formula="of:=[.Q25]/80" office:value-type="float" office:value="433.163254185434">
            <text:p>433.16</text:p>
          </table:table-cell>
          <table:table-cell table:formula="of:=SUM([.E25:.J25])" office:value-type="float" office:value="55302.4724651653">
            <text:p>55,302.47</text:p>
          </table:table-cell>
          <table:table-cell table:formula="of:=[.C10]-[.P25]" office:value-type="float" office:value="34653.0603348347">
            <text:p>34,653.06</text:p>
          </table:table-cell>
          <table:table-cell table:formula="of:=[.P25]/[.Q25]" office:value-type="float" office:value="1.59589000021372">
            <text:p>1.60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2" office:value-type="string">
            <text:p>Outland</text:p>
          </table:table-cell>
          <table:table-cell table:formula="of:=[.C11]*0.2" office:value-type="float" office:value="5140.31616">
            <text:p>5,140.32</text:p>
          </table:table-cell>
          <table:table-cell table:formula="of:=[.E26]*0.9" office:value-type="float" office:value="4626.284544">
            <text:p>4,626.28</text:p>
          </table:table-cell>
          <table:table-cell table:formula="of:=[.F26]*0.9" office:value-type="float" office:value="4163.6560896">
            <text:p>4,163.66</text:p>
          </table:table-cell>
          <table:table-cell table:number-columns-repeated="3"/>
          <table:table-cell table:style-name="Default"/>
          <table:table-cell office:value-type="float" office:value="3">
            <text:p>3.00</text:p>
          </table:table-cell>
          <table:table-cell table:formula="of:=[.L26]*3" office:value-type="float" office:value="9">
            <text:p>9.00</text:p>
          </table:table-cell>
          <table:table-cell/>
          <table:table-cell table:formula="of:=[.Q26]/80" office:value-type="float" office:value="147.14155008">
            <text:p>147.14</text:p>
          </table:table-cell>
          <table:table-cell table:formula="of:=SUM([.E26:.J26])" office:value-type="float" office:value="13930.2567936">
            <text:p>13,930.26</text:p>
          </table:table-cell>
          <table:table-cell table:formula="of:=[.C11]-[.P26]" office:value-type="float" office:value="11771.3240064">
            <text:p>11,771.32</text:p>
          </table:table-cell>
          <table:table-cell table:formula="of:=[.P26]/[.Q26]" office:value-type="float" office:value="1.18340611353712">
            <text:p>1.18</text:p>
          </table:table-cell>
          <table:table-cell table:number-columns-repeated="1005"/>
        </table:table-row>
        <table:table-row table:style-name="ro3" table:number-rows-repeated="26">
          <table:table-cell table:number-columns-repeated="1023"/>
        </table:table-row>
        <table:table-row table:style-name="ro3">
          <table:table-cell table:number-columns-repeated="3"/>
          <table:table-cell>
            <draw:frame table:end-cell-address="Sheet1.D53" table:end-x="0.0689in" table:end-y="0.0433in" draw:z-index="0" draw:style-name="gr1" draw:text-style-name="P1" svg:width="0.011in" svg:height="0.0106in" svg:x="0.0579in" svg:y="0.0327in">
              <draw:object draw:notify-on-update-of-ranges="Sheet1.A2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3" table:number-rows-repeated="104852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6">09/26/2022</text:date>, <text:time>04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7:27:47.88</meta:creation-date>
    <dc:date>2022-09-26T04:41:20.04</dc:date>
    <meta:editing-duration>PT8H49M8S</meta:editing-duration>
    <meta:editing-cycles>7</meta:editing-cycles>
    <meta:generator>OpenOffice/4.1.12$Win32 OpenOffice.org_project/4112m1$Build-9809</meta:generator>
    <meta:document-statistic meta:table-count="3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opacity="0%" draw:opacity="0%" draw:opacity-name="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 draw:opacity="0%" draw:opacity-name="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bar" chart:style-name="ch1">
        <chart:plot-area chart:style-name="ch2" table:cell-range-address="Sheet1.A2:Sheet1.A11" chart:data-source-has-labels="column" svg:x="0cm" svg:y="0cm" svg:width="-32.767cm" svg:height="-32.767cm">
          <chartooo:coordinate-region svg:x="0.005cm" svg:y="0.002cm" svg:width="0.012cm" svg:height="0.019cm"/>
          <chart:axis chart:dimension="x" chart:name="primary-x" chart:style-name="ch3" chartooo:axis-type="auto">
            <chartooo:date-scale/>
            <chart:categories table:cell-range-address="Sheet1.A2:Sheet1.A11"/>
          </chart:axis>
          <chart:axis chart:dimension="y" chart:name="primary-y" chart:style-name="ch4"/>
          <chart:axis chart:dimension="y" chart:name="second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